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720/content.xml" manifest:media-type="text/xml"/>
  <manifest:file-entry manifest:full-path="Object 720/settings.xml" manifest:media-type="text/xml"/>
  <manifest:file-entry manifest:full-path="Object 720/Configurations2/" manifest:media-type="application/vnd.sun.xml.ui.configuration"/>
  <manifest:file-entry manifest:full-path="Object 720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260/settings.xml" manifest:media-type="text/xml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548/content.xml" manifest:media-type="text/xml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tent.xml" manifest:media-type="text/xml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content.xml" manifest:media-type="text/xml"/>
  <manifest:file-entry manifest:full-path="Object 563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570/settings.xml" manifest:media-type="text/xml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562/content.xml" manifest:media-type="text/xml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" manifest:version="1.3" manifest:media-type="application/vnd.oasis.opendocument.formula"/>
  <manifest:file-entry manifest:full-path="Object 418/settings.xml" manifest:media-type="text/xml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60/content.xml" manifest:media-type="text/xml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794/Configurations2/" manifest:media-type="application/vnd.sun.xml.ui.configuration"/>
  <manifest:file-entry manifest:full-path="Object 794/content.xml" manifest:media-type="text/xml"/>
  <manifest:file-entry manifest:full-path="Object 794/settings.xml" manifest:media-type="text/xml"/>
  <manifest:file-entry manifest:full-path="Object 7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content.xml" manifest:media-type="text/xml"/>
  <manifest:file-entry manifest:full-path="Object 831/settings.xml" manifest:media-type="text/xml"/>
  <manifest:file-entry manifest:full-path="Object 831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content.xml" manifest:media-type="text/xml"/>
  <manifest:file-entry manifest:full-path="Object 90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904/content.xml" manifest:media-type="text/xml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902/content.xml" manifest:media-type="text/xml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901/settings.xml" manifest:media-type="text/xml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" manifest:version="1.3" manifest:media-type="application/vnd.oasis.opendocument.formula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Configurations2/" manifest:media-type="application/vnd.sun.xml.ui.configuration"/>
  <manifest:file-entry manifest:full-path="Object 480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" manifest:version="1.3" manifest:media-type="application/vnd.oasis.opendocument.formula"/>
  <manifest:file-entry manifest:full-path="Object 858/content.xml" manifest:media-type="text/xml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settings.xml" manifest:media-type="text/xml"/>
  <manifest:file-entry manifest:full-path="Object 866/" manifest:version="1.3" manifest:media-type="application/vnd.oasis.opendocument.formula"/>
  <manifest:file-entry manifest:full-path="Object 729/settings.xml" manifest:media-type="text/xml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872/content.xml" manifest:media-type="text/xml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847/settings.xml" manifest:media-type="text/xml"/>
  <manifest:file-entry manifest:full-path="Object 847/content.xml" manifest:media-type="text/xml"/>
  <manifest:file-entry manifest:full-path="Object 847/Configurations2/" manifest:media-type="application/vnd.sun.xml.ui.configuration"/>
  <manifest:file-entry manifest:full-path="Object 84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settings.xml" manifest:media-type="text/xml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327/settings.xml" manifest:media-type="text/xml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470/settings.xml" manifest:media-type="text/xml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" manifest:version="1.3" manifest:media-type="application/vnd.oasis.opendocument.formula"/>
  <manifest:file-entry manifest:full-path="Object 849/content.xml" manifest:media-type="text/xml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848/content.xml" manifest:media-type="text/xml"/>
  <manifest:file-entry manifest:full-path="Object 848/Configurations2/" manifest:media-type="application/vnd.sun.xml.ui.configuration"/>
  <manifest:file-entry manifest:full-path="Object 848/settings.xml" manifest:media-type="text/xml"/>
  <manifest:file-entry manifest:full-path="Object 848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845/settings.xml" manifest:media-type="text/xml"/>
  <manifest:file-entry manifest:full-path="Object 845/content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tent.xml" manifest:media-type="text/xml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" manifest:version="1.3" manifest:media-type="application/vnd.oasis.opendocument.formula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content.xml" manifest:media-type="text/xml"/>
  <manifest:file-entry manifest:full-path="Object 854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853/content.xml" manifest:media-type="text/xml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843/settings.xml" manifest:media-type="text/xml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" manifest:version="1.3" manifest:media-type="application/vnd.oasis.opendocument.formula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settings.xml" manifest:media-type="text/xml"/>
  <manifest:file-entry manifest:full-path="Object 895/Configurations2/" manifest:media-type="application/vnd.sun.xml.ui.configuration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753/settings.xml" manifest:media-type="text/xml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settings.xml" manifest:media-type="text/xml"/>
  <manifest:file-entry manifest:full-path="Object 889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736/content.xml" manifest:media-type="text/xml"/>
  <manifest:file-entry manifest:full-path="Object 736/Configurations2/" manifest:media-type="application/vnd.sun.xml.ui.configuration"/>
  <manifest:file-entry manifest:full-path="Object 736/settings.xml" manifest:media-type="text/xml"/>
  <manifest:file-entry manifest:full-path="Object 736/" manifest:version="1.3" manifest:media-type="application/vnd.oasis.opendocument.formula"/>
  <manifest:file-entry manifest:full-path="Object 873/content.xml" manifest:media-type="text/xml"/>
  <manifest:file-entry manifest:full-path="Object 873/settings.xml" manifest:media-type="text/xml"/>
  <manifest:file-entry manifest:full-path="Object 873/Configurations2/" manifest:media-type="application/vnd.sun.xml.ui.configuration"/>
  <manifest:file-entry manifest:full-path="Object 873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835/settings.xml" manifest:media-type="text/xml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718/content.xml" manifest:media-type="text/xml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855/content.xml" manifest:media-type="text/xml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735/settings.xml" manifest:media-type="text/xml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722/content.xml" manifest:media-type="text/xml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60/content.xml" manifest:media-type="text/xml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content.xml" manifest:media-type="text/xml"/>
  <manifest:file-entry manifest:full-path="Object 898/settings.xml" manifest:media-type="text/xml"/>
  <manifest:file-entry manifest:full-path="Object 8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" manifest:version="1.3" manifest:media-type="application/vnd.oasis.opendocument.formula"/>
  <manifest:file-entry manifest:full-path="Object 814/settings.xml" manifest:media-type="text/xml"/>
  <manifest:file-entry manifest:full-path="Object 814/Configurations2/" manifest:media-type="application/vnd.sun.xml.ui.configuration"/>
  <manifest:file-entry manifest:full-path="Object 814/content.xml" manifest:media-type="text/xml"/>
  <manifest:file-entry manifest:full-path="Object 814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settings.xml" manifest:media-type="text/xml"/>
  <manifest:file-entry manifest:full-path="Object 815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86/settings.xml" manifest:media-type="text/xml"/>
  <manifest:file-entry manifest:full-path="Object 486/content.xml" manifest:media-type="text/xml"/>
  <manifest:file-entry manifest:full-path="Object 486/Configurations2/" manifest:media-type="application/vnd.sun.xml.ui.configuration"/>
  <manifest:file-entry manifest:full-path="Object 486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874/content.xml" manifest:media-type="text/xml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" manifest:version="1.3" manifest:media-type="application/vnd.oasis.opendocument.formula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Configurations2/" manifest:media-type="application/vnd.sun.xml.ui.configuration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886/content.xml" manifest:media-type="text/xml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89/settings.xml" manifest:media-type="text/xml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795/settings.xml" manifest:media-type="text/xml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837/content.xml" manifest:media-type="text/xml"/>
  <manifest:file-entry manifest:full-path="Object 837/Configurations2/" manifest:media-type="application/vnd.sun.xml.ui.configuration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90/content.xml" manifest:media-type="text/xml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836/Configurations2/" manifest:media-type="application/vnd.sun.xml.ui.configuration"/>
  <manifest:file-entry manifest:full-path="Object 836/content.xml" manifest:media-type="text/xml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37/settings.xml" manifest:media-type="text/xml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styles.xml" manifest:media-type="text/xml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settings.xml" manifest:media-type="text/xml"/>
  <manifest:file-entry manifest:full-path="Object 825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91/content.xml" manifest:media-type="text/xml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42/content.xml" manifest:media-type="text/xml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06/settings.xml" manifest:media-type="text/xml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7" manifest:media-type="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3" manifest:media-type=""/>
  <manifest:file-entry manifest:full-path="ObjectReplacements/Object 56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1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904" manifest:media-type=""/>
  <manifest:file-entry manifest:full-path="ObjectReplacements/Object 37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03" manifest:media-type=""/>
  <manifest:file-entry manifest:full-path="ObjectReplacements/Object 37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02" manifest:media-type=""/>
  <manifest:file-entry manifest:full-path="ObjectReplacements/Object 37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01" manifest:media-type=""/>
  <manifest:file-entry manifest:full-path="ObjectReplacements/Object 37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856" manifest:media-type=""/>
  <manifest:file-entry manifest:full-path="ObjectReplacements/Object 334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114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894" manifest:media-type=""/>
  <manifest:file-entry manifest:full-path="ObjectReplacements/Object 893" manifest:media-type=""/>
  <manifest:file-entry manifest:full-path="ObjectReplacements/Object 2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92" manifest:media-type=""/>
  <manifest:file-entry manifest:full-path="ObjectReplacements/Object 47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736" manifest:media-type="application/x-openoffice-gdimetafile;windows_formatname=&quot;GDIMetaFile&quot;"/>
  <manifest:file-entry manifest:full-path="ObjectReplacements/Object 87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855" manifest:media-type=""/>
  <manifest:file-entry manifest:full-path="ObjectReplacements/Object 333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487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5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79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576/content.xml" manifest:media-type="text/xml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448/settings.xml" manifest:media-type="text/xml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38/settings.xml" manifest:media-type="text/xml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521/settings.xml" manifest:media-type="text/xml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27/Configurations2/" manifest:media-type="application/vnd.sun.xml.ui.configuration"/>
  <manifest:file-entry manifest:full-path="Object 827/settings.xml" manifest:media-type="text/xml"/>
  <manifest:file-entry manifest:full-path="Object 827/content.xml" manifest:media-type="text/xml"/>
  <manifest:file-entry manifest:full-path="Object 827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793/settings.xml" manifest:media-type="text/xml"/>
  <manifest:file-entry manifest:full-path="Object 793/Configurations2/" manifest:media-type="application/vnd.sun.xml.ui.configuration"/>
  <manifest:file-entry manifest:full-path="Object 793/content.xml" manifest:media-type="text/xml"/>
  <manifest:file-entry manifest:full-path="Object 793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876/content.xml" manifest:media-type="text/xml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content.xml" manifest:media-type="text/xml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tent.xml" manifest:media-type="text/xml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 loext:decorative="false"/>
      <style:paragraph-properties style:writing-mode="lr-tb"/>
    </style:style>
    <style:style style:name="gr6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9" style:family="graphic" style:parent-style-name="objectwithoutfill">
      <style:graphic-properties draw:stroke="dash" draw:stroke-dash="Dot" draw:fill="none" draw:textarea-vertical-align="middl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9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90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1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21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4" style:family="graphic" style:parent-style-name="objectwithoutfill">
      <style:graphic-properties svg:stroke-color="#000000" draw:fill="none" draw:textarea-vertical-align="middl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31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2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6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51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4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81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3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91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3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4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5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00" style:family="graphic" style:parent-style-name="standard">
      <style:graphic-properties loext:decorative="false"/>
    </style:style>
    <style:style style:name="gr201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</text:span><text:span text:style-name="T5">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</text:span><text:span text:style-name="T6">ksjons</text:span><text:span text:style-name="T6">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5" draw:text-style-name="P10" draw:layer="layout" svg:width="0.551cm" svg:height="0.47cm" svg:x="2.181cm" svg:y="13.264cm">
          <draw:object xlink:href="./Object 736" xlink:type="simple" xlink:show="embed" xlink:actuate="onLoad">
            <loext:p/>
          </draw:object>
          <draw:image xlink:href="./ObjectReplacements/Object 736" xlink:type="simple" xlink:show="embed" xlink:actuate="onLoad"/>
        </draw:frame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4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29cm" svg:height="0.542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2" draw:text-style-name="P3" draw:layer="layout" svg:x1="4.875cm" svg:y1="12.3cm" svg:x2="4.875cm" svg:y2="13.701cm">
          <text:p/>
        </draw:line>
        <draw:line draw:style-name="gr3" draw:text-style-name="P3" draw:layer="layout" svg:x1="10.05cm" svg:y1="11.651cm" svg:x2="12.55cm" svg:y2="11.651cm">
          <text:p/>
        </draw:line>
        <draw:line draw:style-name="gr2" draw:text-style-name="P3" draw:layer="layout" svg:x1="12.45cm" svg:y1="12.051cm" svg:x2="12.4cm" svg:y2="13.901cm">
          <text:p/>
        </draw:lin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45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384cm" svg:y="13.864cm">
          <draw:object xlink:href="./Object 793" xlink:type="simple" xlink:show="embed" xlink:actuate="onLoad">
            <loext:p/>
          </draw:object>
          <draw:image xlink:href="./ObjectReplacements/Object 793" xlink:type="simple" xlink:show="embed" xlink:actuate="onLoad"/>
        </draw:frame>
        <draw:frame draw:style-name="gr15" draw:text-style-name="P10" draw:layer="layout" svg:width="0.572cm" svg:height="0.53cm" svg:x="12.184cm" svg:y="14.064cm">
          <draw:object xlink:href="./Object 794" xlink:type="simple" xlink:show="embed" xlink:actuate="onLoad">
            <loext:p/>
          </draw:object>
          <draw:image xlink:href="./ObjectReplacements/Object 794" xlink:type="simple" xlink:show="embed" xlink:actuate="onLoad"/>
        </draw:frame>
        <draw:frame draw:style-name="gr15" draw:text-style-name="P10" draw:layer="layout" svg:width="0.602cm" svg:height="0.53cm" svg:x="9.184cm" svg:y="11.164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602cm" svg:height="0.53cm" svg:x="2.084cm" svg:y="11.964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frame draw:style-name="gr15" draw:text-style-name="P10" draw:layer="layout" svg:width="0.551cm" svg:height="0.47cm" svg:x="8.482cm" svg:y="23.564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line draw:style-name="gr12" draw:text-style-name="P3" draw:layer="layout" svg:x1="9.003cm" svg:y1="24.051cm" svg:x2="13.853cm" svg:y2="24.101cm">
          <text:p/>
        </draw:line>
        <draw:line draw:style-name="gr12" draw:text-style-name="P3" draw:layer="layout" svg:x1="9.009cm" svg:y1="24.055cm" svg:x2="9.0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2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5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5009810947471cm 23.001cm)" svg:viewBox="0 0 3448 2050" svg:d="M3448 0c-3691 0-3445 2050-3445 2050">
          <text:p/>
        </draw:path>
        <draw:frame draw:style-name="gr15" draw:text-style-name="P10" draw:layer="layout" svg:width="1.945cm" svg:height="0.542cm" svg:x="10.482cm" svg:y="20.4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483cm" svg:y="20.5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3" draw:text-style-name="P3" draw:layer="layout" svg:x1="9.001cm" svg:y1="22.451cm" svg:x2="13.35cm" svg:y2="22.501cm">
          <text:p/>
        </draw:line>
        <draw:line draw:style-name="gr2" draw:text-style-name="P3" draw:layer="layout" svg:x1="10.75cm" svg:y1="22.751cm" svg:x2="10.751cm" svg:y2="24.101cm">
          <text:p/>
        </draw:line>
        <draw:line draw:style-name="gr2" draw:text-style-name="P3" draw:layer="layout" svg:x1="11.501cm" svg:y1="21.601cm" svg:x2="11.501cm" svg:y2="24.051cm">
          <text:p/>
        </draw:line>
        <draw:frame draw:style-name="gr15" draw:text-style-name="P10" draw:layer="layout" svg:width="0.572cm" svg:height="0.53cm" svg:x="10.4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line draw:style-name="gr3" draw:text-style-name="P3" draw:layer="layout" svg:x1="9cm" svg:y1="21.503cm" svg:x2="11.502cm" svg:y2="21.5cm">
          <text:p/>
        </draw:line>
        <draw:frame draw:style-name="gr15" draw:text-style-name="P10" draw:layer="layout" svg:width="0.647cm" svg:height="0.53cm" svg:x="8.385cm" svg:y="22.3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385cm" svg:y="21.1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9cm" svg:y1="23.651cm" svg:x2="13.25cm" svg:y2="23.651cm">
          <text:p/>
        </draw:line>
        <draw:frame draw:style-name="gr15" draw:text-style-name="P10" draw:layer="layout" svg:width="0.504cm" svg:height="0.47cm" svg:x="13.483cm" svg:y="23.3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line draw:style-name="gr3" draw:text-style-name="P3" draw:layer="layout" svg:x1="9cm" svg:y1="22.779cm" svg:x2="10.751cm" svg:y2="22.776cm">
          <text:p/>
        </draw:line>
        <draw:frame draw:style-name="gr15" draw:text-style-name="P10" draw:layer="layout" svg:width="2.014cm" svg:height="0.513cm" svg:x="12.099cm" svg:y="21.966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line draw:style-name="gr3" draw:text-style-name="P3" draw:layer="layout" svg:x1="2.599cm" svg:y1="22.304cm" svg:x2="5cm" svg:y2="22.2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line draw:style-name="gr3" draw:text-style-name="P3" draw:layer="layout" svg:x1="2.749cm" svg:y1="12.187cm" svg:x2="4.851cm" svg:y2="12.215cm">
          <text:p/>
        </draw:line>
        <draw:frame draw:style-name="gr15" draw:text-style-name="P10" draw:layer="layout" svg:width="0.647cm" svg:height="0.53cm" svg:x="1.8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line draw:style-name="gr3" draw:text-style-name="P3" draw:layer="layout" svg:x1="2.596cm" svg:y1="21.655cm" svg:x2="5.304cm" svg:y2="21.644cm">
          <text:p/>
        </draw:lin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7.0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9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754cm" svg:y="16.0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7.0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551cm" svg:height="0.47cm" svg:x="11.754cm" svg:y="21.3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275cm" svg:y1="14.35cm" svg:x2="6.125cm" svg:y2="14.4cm">
          <text:p/>
        </draw:line>
        <draw:line draw:style-name="gr12" draw:text-style-name="P3" draw:layer="layout" svg:x1="1.281cm" svg:y1="14.354cm" svg:x2="1.275cm" svg:y2="10.65cm">
          <text:p/>
        </draw:line>
        <draw:frame draw:style-name="gr15" draw:text-style-name="P10" draw:layer="layout" svg:width="0.551cm" svg:height="0.47cm" svg:x="6.3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2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25cm 13.7cm)" svg:viewBox="0 0 1998 2150" svg:d="M0 0c2139 0 1996 2150 1996 2150">
          <text:p/>
        </draw:path>
        <draw:line draw:style-name="gr12" draw:text-style-name="P3" draw:layer="layout" svg:x1="1.276cm" svg:y1="20.45cm" svg:x2="6.126cm" svg:y2="20.5cm">
          <text:p/>
        </draw:line>
        <draw:line draw:style-name="gr12" draw:text-style-name="P3" draw:layer="layout" svg:x1="1.282cm" svg:y1="20.454cm" svg:x2="1.2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1.775cm" svg:y1="17.1cm" svg:x2="5.0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278cm" svg:y1="6.45cm" svg:x2="6.128cm" svg:y2="6.5cm">
          <text:p/>
        </draw:line>
        <draw:line draw:style-name="gr12" draw:text-style-name="P3" draw:layer="layout" svg:x1="1.284cm" svg:y1="6.454cm" svg:x2="1.278cm" svg:y2="2.75cm">
          <text:p/>
        </draw:line>
        <draw:frame draw:style-name="gr15" draw:text-style-name="P10" draw:layer="layout" svg:width="0.551cm" svg:height="0.47cm" svg:x="6.3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5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4.256cm" svg:y="2.2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8.228cm 5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28cm 5.8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28cm 4.5cm)" svg:viewBox="0 0 1998 2150" svg:d="M0 0c2139 0 1996 2150 1996 2150">
          <text:p/>
        </draw:path>
        <draw:path draw:style-name="gr3" draw:text-style-name="P3" draw:layer="layout" svg:width="3cm" svg:height="2.999cm" svg:x="1.326cm" svg:y="3.4cm" svg:viewBox="0 0 3001 3000" svg:d="M3001 0c-3212 0-2998 3000-2998 3000">
          <text:p/>
        </draw:path>
        <draw:frame draw:style-name="gr53" draw:text-style-name="P17" draw:layer="layout" svg:width="3.389cm" svg:height="0.569cm" svg:x="17.186cm" svg:y="2.6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57cm" svg:y="5.5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8.357cm" svg:y="4.8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9.057cm" svg:y="4.2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3.9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4.7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6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4.9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575cm" svg:y1="18.2cm" svg:x2="3.7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3.1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857cm" svg:y="2.2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1.9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775cm" svg:y1="12.4cm" svg:x2="3.375cm" svg:y2="14cm">
          <text:p/>
        </draw:line>
        <draw:line draw:style-name="gr3" draw:text-style-name="P3" draw:layer="layout" svg:x1="1.875cm" svg:y1="11.2cm" svg:x2="2.275cm" svg:y2="13.25cm">
          <text:p/>
        </draw:line>
        <draw:line draw:style-name="gr3" draw:text-style-name="P3" draw:layer="layout" svg:x1="2.275cm" svg:y1="13.4cm" svg:x2="4.725cm" svg:y2="13.8cm">
          <text:p/>
        </draw:line>
        <draw:frame draw:style-name="gr54" draw:text-style-name="P17" draw:layer="layout" svg:width="2.022cm" svg:height="0.887cm" svg:x="17.47cm" svg:y="21.9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6.7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1.0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54cm" svg:y="10.1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0.857cm" svg:y="2.2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7.1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881cm" svg:y="6.5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353cm 10.3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8.181cm" svg:y="6.6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10.282cm" svg:y="18.0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2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1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cm" svg:y1="8.3cm" svg:x2="4cm" svg:y2="11.5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1cm" svg:y1="9.7cm" svg:x2="3.1cm" svg:y2="9.7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582cm" svg:y="8.3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782cm" svg:y="10.963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28" draw:layer="layout" svg:width="0.724cm" svg:height="1.061cm" svg:x="1.484cm" svg:y="6.9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383cm" svg:y="10.9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9.984cm" svg:y="10.9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682cm" svg:y="9.1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64cm" svg:y="8.7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2.75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0.0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15cm" svg:y1="9.2cm" svg:x2="10.2cm" svg:y2="10.85cm">
          <text:p/>
        </draw:line>
        <draw:line draw:style-name="gr2" draw:text-style-name="P3" draw:layer="layout" svg:x1="8.4cm" svg:y1="9.3cm" svg:x2="9.6cm" svg:y2="9.3cm">
          <text:p/>
        </draw:line>
        <draw:line draw:style-name="gr2" draw:text-style-name="P3" draw:layer="layout" svg:x1="8.35cm" svg:y1="9.05cm" svg:x2="10.15cm" svg:y2="9.0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484cm" svg:y="20.4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4.8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2.252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20.1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981cm" svg:y="6.6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853cm 10.3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1cm" svg:y1="10.15cm" svg:x2="17.1cm" svg:y2="10.15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9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2.284cm" svg:y="17.1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885cm" svg:y="21.2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4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7.9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cm" svg:y1="9.5cm" svg:x2="2.9cm" svg:y2="10.8cm">
          <text:p/>
        </draw:line>
        <draw:frame draw:style-name="gr15" draw:text-style-name="P28" draw:layer="layout" svg:width="0.724cm" svg:height="1.061cm" svg:x="3.785cm" svg:y="14.965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4.522cm" svg:y="8.5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2cm" svg:y1="14.75cm" svg:x2="16.85cm" svg:y2="14.8cm">
          <text:p/>
        </draw:line>
        <draw:line draw:style-name="gr12" draw:text-style-name="P3" draw:layer="layout" svg:x1="12.006cm" svg:y1="14.754cm" svg:x2="12cm" svg:y2="11.05cm">
          <text:p/>
        </draw:line>
        <draw:frame draw:style-name="gr15" draw:text-style-name="P10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5" draw:text-style-name="P10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7" draw:text-style-name="P31" draw:layer="layout" svg:width="9.13cm" svg:height="1.547cm" svg:x="1cm" svg:y="1.338cm">
          <draw:text-box>
            <text:p><text:span text:style-name="T24">Produktfunksjonen på kort sikt</text:span></text:p>
            <text:p><text:span text:style-name="T24">- arbeidskraft</text:span></text:p>
            <text:p><text:span text:style-name="T24"/></text:p>
          </draw:text-box>
        </draw:frame>
        <draw:frame draw:style-name="gr52" draw:text-style-name="P23" draw:layer="layout" svg:width="9.05cm" svg:height="1.012cm" svg:x="1.2cm" svg:y="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3" draw:layer="layout" svg:x1="12.001cm" svg:y1="20.55cm" svg:x2="16.851cm" svg:y2="20.6cm">
          <text:p/>
        </draw:line>
        <draw:line draw:style-name="gr12" draw:text-style-name="P3" draw:layer="layout" svg:x1="12.007cm" svg:y1="20.554cm" svg:x2="12.001cm" svg:y2="16.85cm">
          <text:p/>
        </draw:line>
        <draw:frame draw:style-name="gr15" draw:text-style-name="P10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0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3" draw:layer="layout" svg:x1="12.001cm" svg:y1="25.65cm" svg:x2="16.851cm" svg:y2="25.7cm">
          <text:p/>
        </draw:line>
        <draw:line draw:style-name="gr12" draw:text-style-name="P3" draw:layer="layout" svg:x1="12.007cm" svg:y1="25.654cm" svg:x2="12.001cm" svg:y2="21.95cm">
          <text:p/>
        </draw:line>
        <draw:frame draw:style-name="gr15" draw:text-style-name="P10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3" draw:layer="layout" svg:x1="1.3cm" svg:y1="14.45cm" svg:x2="6.15cm" svg:y2="14.5cm">
          <text:p/>
        </draw:line>
        <draw:line draw:style-name="gr12" draw:text-style-name="P3" draw:layer="layout" svg:x1="1.306cm" svg:y1="14.454cm" svg:x2="1.3cm" svg:y2="10.75cm">
          <text:p/>
        </draw:line>
        <draw:frame draw:style-name="gr15" draw:text-style-name="P10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5" draw:text-style-name="P10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3" draw:layer="layout" svg:x1="1.301cm" svg:y1="20.55cm" svg:x2="6.151cm" svg:y2="20.6cm">
          <text:p/>
        </draw:line>
        <draw:line draw:style-name="gr12" draw:text-style-name="P3" draw:layer="layout" svg:x1="1.307cm" svg:y1="20.554cm" svg:x2="1.301cm" svg:y2="16.85cm">
          <text:p/>
        </draw:line>
        <draw:frame draw:style-name="gr15" draw:text-style-name="P10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3" draw:layer="layout" svg:x1="1.301cm" svg:y1="25.25cm" svg:x2="6.151cm" svg:y2="25.3cm">
          <text:p/>
        </draw:line>
        <draw:line draw:style-name="gr12" draw:text-style-name="P3" draw:layer="layout" svg:x1="1.307cm" svg:y1="25.254cm" svg:x2="1.301cm" svg:y2="21.55cm">
          <text:p/>
        </draw:line>
        <draw:frame draw:style-name="gr15" draw:text-style-name="P10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5" draw:text-style-name="P10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2" draw:text-style-name="P3" draw:layer="layout" svg:x1="1.303cm" svg:y1="6.55cm" svg:x2="6.153cm" svg:y2="6.6cm">
          <text:p/>
        </draw:line>
        <draw:line draw:style-name="gr12" draw:text-style-name="P3" draw:layer="layout" svg:x1="1.309cm" svg:y1="6.554cm" svg:x2="1.303cm" svg:y2="2.85cm">
          <text:p/>
        </draw:line>
        <draw:frame draw:style-name="gr15" draw:text-style-name="P10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4.503cm" svg:y1="6.55cm" svg:x2="19.353cm" svg:y2="6.6cm">
          <text:p/>
        </draw:line>
        <draw:line draw:style-name="gr12" draw:text-style-name="P3" draw:layer="layout" svg:x1="14.509cm" svg:y1="6.554cm" svg:x2="14.503cm" svg:y2="2.85cm">
          <text:p/>
        </draw:line>
        <draw:frame draw:style-name="gr15" draw:text-style-name="P10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53" draw:text-style-name="P17" draw:layer="layout" svg:width="3.389cm" svg:height="0.569cm" svg:x="17.211cm" svg:y="2.7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5" draw:text-style-name="P10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5" draw:text-style-name="P10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5" draw:text-style-name="P10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5" draw:text-style-name="P10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5" draw:text-style-name="P10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5" draw:text-style-name="P10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5" draw:text-style-name="P10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68" draw:text-style-name="P31" draw:layer="layout" svg:width="9.13cm" svg:height="0.962cm" svg:x="14.3cm" svg:y="1.138cm">
          <draw:text-box>
            <text:p><text:span text:style-name="T24">Produktfunksjonen på lang sikt</text:span></text:p>
          </draw:text-box>
        </draw:frame>
        <draw:line draw:style-name="gr12" draw:text-style-name="P3" draw:layer="layout" svg:x1="8.104cm" svg:y1="6.45cm" svg:x2="12.954cm" svg:y2="6.5cm">
          <text:p/>
        </draw:line>
        <draw:line draw:style-name="gr12" draw:text-style-name="P3" draw:layer="layout" svg:x1="8.11cm" svg:y1="6.454cm" svg:x2="8.104cm" svg:y2="2.75cm">
          <text:p/>
        </draw:line>
        <draw:frame draw:style-name="gr15" draw:text-style-name="P10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9" draw:text-style-name="P14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54" draw:text-style-name="P17" draw:layer="layout" svg:width="2.022cm" svg:height="0.887cm" svg:x="17.495cm" svg:y="22.0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6.8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1.1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5cm" svg:y="13.2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2" draw:text-style-name="P22" draw:layer="layout" svg:width="7.249cm" svg:height="1.109cm" svg:x="0.753cm" svg:y="0.355cm">
          <draw:text-box>
            <text:p><text:span text:style-name="T17">Produksjonsteori: Produksjon</text:span></text:p>
          </draw:text-box>
        </draw:frame>
        <draw:frame draw:style-name="gr56" draw:text-style-name="P17" draw:layer="layout" svg:width="3.47cm" svg:height="1.205cm" svg:x="7.295cm" svg:y="11.1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95cm" svg:y="16.8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95cm" svg:y="22.0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7cm" svg:y="9cm">
          <draw:text-box>
            <text:p><text:span text:style-name="T18">Skalaegenskap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2" draw:text-style-name="P3" draw:layer="layout" svg:x1="1.502cm" svg:y1="7.25cm" svg:x2="6.352cm" svg:y2="7.3cm">
          <text:p/>
        </draw:line>
        <draw:line draw:style-name="gr12" draw:text-style-name="P3" draw:layer="layout" svg:x1="1.508cm" svg:y1="7.254cm" svg:x2="1.502cm" svg:y2="3.55cm">
          <text:p/>
        </draw:line>
        <draw:frame draw:style-name="gr15" draw:text-style-name="P10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5" draw:text-style-name="P10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3" draw:layer="layout" svg:x1="7.802cm" svg:y1="7.35cm" svg:x2="12.652cm" svg:y2="7.4cm">
          <text:p/>
        </draw:line>
        <draw:line draw:style-name="gr12" draw:text-style-name="P3" draw:layer="layout" svg:x1="7.808cm" svg:y1="7.354cm" svg:x2="7.802cm" svg:y2="3.65cm">
          <text:p/>
        </draw:line>
        <draw:frame draw:style-name="gr15" draw:text-style-name="P10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5" draw:text-style-name="P10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3" draw:layer="layout" svg:x1="14.602cm" svg:y1="7.35cm" svg:x2="19.452cm" svg:y2="7.4cm">
          <text:p/>
        </draw:line>
        <draw:line draw:style-name="gr12" draw:text-style-name="P3" draw:layer="layout" svg:x1="14.608cm" svg:y1="7.354cm" svg:x2="14.602cm" svg:y2="3.65cm">
          <text:p/>
        </draw:line>
        <draw:frame draw:style-name="gr15" draw:text-style-name="P10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5" draw:text-style-name="P10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2" draw:text-style-name="P3" draw:layer="layout" svg:x1="1.503cm" svg:y1="14.75cm" svg:x2="6.353cm" svg:y2="14.8cm">
          <text:p/>
        </draw:line>
        <draw:line draw:style-name="gr12" draw:text-style-name="P3" draw:layer="layout" svg:x1="1.509cm" svg:y1="14.754cm" svg:x2="1.503cm" svg:y2="11.05cm">
          <text:p/>
        </draw:line>
        <draw:frame draw:style-name="gr15" draw:text-style-name="P10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5" draw:text-style-name="P10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153cm 14.1cm)" svg:viewBox="0 0 1998 2150" svg:d="M0 0c2139 0 1996 2150 1996 2150">
          <text:p/>
        </draw:path>
        <draw:line draw:style-name="gr12" draw:text-style-name="P3" draw:layer="layout" svg:x1="7.803cm" svg:y1="14.85cm" svg:x2="12.653cm" svg:y2="14.9cm">
          <text:p/>
        </draw:line>
        <draw:line draw:style-name="gr12" draw:text-style-name="P3" draw:layer="layout" svg:x1="7.809cm" svg:y1="14.854cm" svg:x2="7.803cm" svg:y2="11.15cm">
          <text:p/>
        </draw:line>
        <draw:frame draw:style-name="gr15" draw:text-style-name="P10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3" draw:layer="layout" svg:x1="10.004cm" svg:y1="25.45cm" svg:x2="16.5cm" svg:y2="25.5cm">
          <text:p/>
        </draw:line>
        <draw:line draw:style-name="gr12" draw:text-style-name="P3" draw:layer="layout" svg:x1="10cm" svg:y1="25.35cm" svg:x2="10cm" svg:y2="18.65cm">
          <text:p/>
        </draw:line>
        <draw:frame draw:style-name="gr15" draw:text-style-name="P10" draw:layer="layout" svg:width="0.436cm" svg:height="0.47cm" svg:x="16.6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5" draw:text-style-name="P10" draw:layer="layout" svg:width="0.509cm" svg:height="0.47cm" svg:x="9.6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2" draw:text-style-name="P3" draw:layer="layout" svg:x1="2.005cm" svg:y1="25.45cm" svg:x2="8.501cm" svg:y2="25.5cm">
          <text:p/>
        </draw:line>
        <draw:line draw:style-name="gr12" draw:text-style-name="P3" draw:layer="layout" svg:x1="2cm" svg:y1="25.5cm" svg:x2="1.899cm" svg:y2="17.8cm">
          <text:p/>
        </draw:line>
        <draw:frame draw:style-name="gr15" draw:text-style-name="P10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0cm" svg:y1="22.45cm" svg:x2="14.8cm" svg:y2="23.25cm">
          <text:p/>
        </draw:line>
        <draw:line draw:style-name="gr3" draw:text-style-name="P3" draw:layer="layout" svg:x1="1.7cm" svg:y1="5.95cm" svg:x2="5.9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.7cm)" svg:viewBox="0 0 3448 2050" svg:d="M3448 0c-3691 0-3445 2050-3445 2050">
          <text:p/>
        </draw:path>
        <draw:line draw:style-name="gr3" draw:text-style-name="P3" draw:layer="layout" svg:x1="14.6cm" svg:y1="6.95cm" svg:x2="18.85cm" svg:y2="6.95cm">
          <text:p/>
        </draw:line>
        <draw:line draw:style-name="gr3" draw:text-style-name="P3" draw:layer="layout" svg:x1="1.5cm" svg:y1="11.7cm" svg:x2="3.5cm" svg:y2="14.9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cm" svg:y1="22.45cm" svg:x2="15.75cm" svg:y2="22.45cm">
          <text:p/>
        </draw:line>
        <draw:line draw:style-name="gr3" draw:text-style-name="P3" draw:layer="layout" svg:x1="10cm" svg:y1="22.45cm" svg:x2="15.75cm" svg:y2="21.2cm">
          <text:p/>
        </draw:line>
        <draw:frame draw:style-name="gr15" draw:text-style-name="P10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5" draw:text-style-name="P10" draw:layer="layout" svg:width="2.487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8" draw:text-style-name="P23" draw:layer="layout" svg:width="2.293cm" svg:height="0.725cm" svg:x="1.2cm" svg:y="2.3cm">
          <draw:text-box>
            <text:p><text:span text:style-name="T18">Inntekter</text:span></text:p>
          </draw:text-box>
        </draw:frame>
        <draw:frame draw:style-name="gr43" draw:text-style-name="P23" draw:layer="layout" svg:width="6.695cm" svg:height="1.199cm" svg:x="7.301cm" svg:y="1.901cm">
          <draw:text-box>
            <text:p><text:span text:style-name="T18">Kostnader 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14.202cm" svg:y="2.002cm">
          <draw:text-box>
            <text:p><text:span text:style-name="T18">Kostnader </text:span></text:p>
            <text:p><text:span text:style-name="T18">med faste kostnader</text:span></text:p>
          </draw:text-box>
        </draw:frame>
        <draw:frame draw:style-name="gr15" draw:text-style-name="P10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5" draw:text-style-name="P10" draw:layer="layout" svg:width="0.415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5" draw:text-style-name="P10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5" draw:text-style-name="P10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5" draw:text-style-name="P10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58" draw:text-style-name="P27" draw:layer="layout" svg:width="1.793cm" svg:height="0.645cm" svg:x="2.3cm" svg:y="12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3.45cm" svg:y="14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5" draw:text-style-name="P10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5" draw:text-style-name="P28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5" draw:text-style-name="P10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5" draw:text-style-name="P10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5" draw:text-style-name="P10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5" draw:text-style-name="P10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9" draw:text-style-name="P14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9" draw:text-style-name="P14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5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5" draw:text-style-name="P10" draw:layer="layout" svg:width="5.832cm" svg:height="0.513cm" svg:x="13.6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5" draw:text-style-name="P10" draw:layer="layout" svg:width="5.509cm" svg:height="0.513cm" svg:x="14.7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60" draw:text-style-name="P29" draw:layer="layout" svg:width="2.119cm" svg:height="0.526cm" svg:x="3.7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2" draw:text-style-name="P3" draw:layer="layout" svg:x1="14.603cm" svg:y1="14.85cm" svg:x2="19.453cm" svg:y2="14.9cm">
          <text:p/>
        </draw:line>
        <draw:line draw:style-name="gr12" draw:text-style-name="P3" draw:layer="layout" svg:x1="14.609cm" svg:y1="14.854cm" svg:x2="14.603cm" svg:y2="11.15cm">
          <text:p/>
        </draw:line>
        <draw:frame draw:style-name="gr15" draw:text-style-name="P10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5" draw:text-style-name="P10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5" draw:text-style-name="P10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5" draw:text-style-name="P10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5" draw:text-style-name="P10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9" draw:text-style-name="P14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9" draw:text-style-name="P14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9" draw:text-style-name="P14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61" draw:text-style-name="P30" draw:layer="layout" svg:width="4.075cm" svg:height="0.683cm" svg:x="10.3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62" draw:text-style-name="P31" draw:layer="layout" svg:width="6.331cm" svg:height="0.683cm" svg:x="1.251cm" svg:y="9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7.55cm" svg:y="9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35cm" svg:y="9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5" draw:text-style-name="P28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5" draw:text-style-name="P28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5" draw:text-style-name="P28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5" draw:text-style-name="P28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65" draw:text-style-name="P33" draw:layer="layout" svg:width="9.341cm" svg:height="1.275cm" svg:x="9.5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1.6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5" draw:text-style-name="P28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5" draw:text-style-name="P28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5" draw:text-style-name="P28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69" draw:text-style-name="P22" draw:layer="layout" svg:width="11.996cm" svg:height="1.275cm" svg:x="0.754cm" svg:y="0.356cm">
          <draw:text-box>
            <text:p><text:span text:style-name="T17">Produksjonsteori: Inntekter og kostnader</text:span></text:p>
          </draw:text-box>
        </draw:frame>
        <draw:frame draw:style-name="gr15" draw:text-style-name="P10" draw:layer="layout" svg:width="1.193cm" svg:height="0.47cm" svg:x="4.782cm" svg:y="23.9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1.354cm" svg:height="0.47cm" svg:x="4.682cm" svg:y="22.9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0" draw:layer="layout" svg:width="1.515cm" svg:height="0.47cm" svg:x="5.682cm" svg:y="22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2.057cm" svg:height="1.003cm" svg:x="3.922cm" svg:y="12.502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0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71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72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3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4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5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6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1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7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9" draw:text-style-name="P3" draw:layer="layout" svg:x1="14.5cm" svg:y1="17.7cm" svg:x2="16cm" svg:y2="17.75cm">
          <text:p/>
        </draw:line>
        <draw:line draw:style-name="gr79" draw:text-style-name="P3" draw:layer="layout" svg:x1="16cm" svg:y1="17.65cm" svg:x2="16cm" svg:y2="19.75cm">
          <text:p/>
        </draw:line>
        <draw:line draw:style-name="gr79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80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69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81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2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2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2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2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2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2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5cm" svg:y1="7.251cm" svg:x2="18cm" svg:y2="4.501cm">
          <text:p/>
        </draw:line>
        <draw:frame draw:style-name="gr83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4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5" draw:text-style-name="P3" draw:layer="layout" svg:x1="15.5cm" svg:y1="6.25cm" svg:x2="15.45cm" svg:y2="5.55cm">
          <text:p/>
        </draw:line>
        <draw:line draw:style-name="gr86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4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3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7" draw:text-style-name="P3" draw:layer="layout" svg:x1="6.75cm" svg:y1="17.75cm" svg:x2="6cm" svg:y2="16.75cm">
          <text:p/>
        </draw:line>
        <draw:line draw:style-name="gr88" draw:text-style-name="P3" draw:layer="layout" svg:x1="5.25cm" svg:y1="17.5cm" svg:x2="5.05cm" svg:y2="18.1cm">
          <text:p/>
        </draw:line>
        <draw:frame draw:style-name="gr83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9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91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2" draw:text-style-name="P3" draw:layer="layout" svg:x1="7.5cm" svg:y1="22.75cm" svg:x2="6cm" svg:y2="23.75cm">
          <text:p/>
        </draw:line>
        <draw:frame draw:style-name="gr83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3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3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4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3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5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3.251cm" svg:y1="6.501cm" svg:x2="3.251cm" svg:y2="8.151cm">
          <text:p/>
        </draw:line>
        <draw:line draw:style-name="gr79" draw:text-style-name="P3" draw:layer="layout" svg:x1="1.5cm" svg:y1="6.35cm" svg:x2="3.5cm" svg:y2="6.35cm">
          <text:p/>
        </draw:line>
        <draw:line draw:style-name="gr79" draw:text-style-name="P3" draw:layer="layout" svg:x1="1.55cm" svg:y1="6.6cm" svg:x2="2.3cm" svg:y2="6.6cm">
          <text:p/>
        </draw:line>
        <draw:line draw:style-name="gr79" draw:text-style-name="P3" draw:layer="layout" svg:x1="7.9cm" svg:y1="7.25cm" svg:x2="9.6cm" svg:y2="7.25cm">
          <text:p/>
        </draw:line>
        <draw:line draw:style-name="gr79" draw:text-style-name="P3" draw:layer="layout" svg:x1="7.9cm" svg:y1="6.35cm" svg:x2="9.6cm" svg:y2="6.35cm">
          <text:p/>
        </draw:line>
        <draw:line draw:style-name="gr96" draw:text-style-name="P3" draw:layer="layout" svg:x1="9.65cm" svg:y1="6.55cm" svg:x2="9.65cm" svg:y2="7.05cm">
          <text:p/>
        </draw:line>
        <draw:line draw:style-name="gr79" draw:text-style-name="P3" draw:layer="layout" svg:x1="9.651cm" svg:y1="6.501cm" svg:x2="9.651cm" svg:y2="8.151cm">
          <text:p/>
        </draw:line>
        <draw:line draw:style-name="gr79" draw:text-style-name="P3" draw:layer="layout" svg:x1="14.5cm" svg:y1="5.75cm" svg:x2="16.5cm" svg:y2="5.75cm">
          <text:p/>
        </draw:line>
        <draw:line draw:style-name="gr79" draw:text-style-name="P3" draw:layer="layout" svg:x1="14.6cm" svg:y1="6.15cm" svg:x2="16.3cm" svg:y2="6.15cm">
          <text:p/>
        </draw:line>
        <draw:line draw:style-name="gr79" draw:text-style-name="P3" draw:layer="layout" svg:x1="16.451cm" svg:y1="5.701cm" svg:x2="16.5cm" svg:y2="8.25cm">
          <text:p/>
        </draw:line>
        <draw:line draw:style-name="gr79" draw:text-style-name="P3" draw:layer="layout" svg:x1="16.149cm" svg:y1="6.301cm" svg:x2="16.152cm" svg:y2="7.951cm">
          <text:p/>
        </draw:line>
        <draw:line draw:style-name="gr79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7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8" draw:text-style-name="P3" draw:layer="layout" svg:x1="2.5cm" svg:y1="9.95cm" svg:x2="2.5cm" svg:y2="7.2cm">
          <text:p/>
        </draw:line>
        <draw:line draw:style-name="gr99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8" draw:text-style-name="P3" draw:layer="layout" svg:x1="2.5cm" svg:y1="13.85cm" svg:x2="2.5cm" svg:y2="11.1cm">
          <text:p/>
        </draw:line>
        <draw:line draw:style-name="gr99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8" draw:text-style-name="P3" draw:layer="layout" svg:x1="12.5cm" svg:y1="26.35cm" svg:x2="12.5cm" svg:y2="23.6cm">
          <text:p/>
        </draw:line>
        <draw:line draw:style-name="gr99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8" draw:text-style-name="P3" draw:layer="layout" svg:x1="7.501cm" svg:y1="9.95cm" svg:x2="7.501cm" svg:y2="7.2cm">
          <text:p/>
        </draw:line>
        <draw:line draw:style-name="gr99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8" draw:text-style-name="P3" draw:layer="layout" svg:x1="7.501cm" svg:y1="13.85cm" svg:x2="7.501cm" svg:y2="11.1cm">
          <text:p/>
        </draw:line>
        <draw:line draw:style-name="gr99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8" draw:text-style-name="P3" draw:layer="layout" svg:x1="17.101cm" svg:y1="26.35cm" svg:x2="17.101cm" svg:y2="23.6cm">
          <text:p/>
        </draw:line>
        <draw:line draw:style-name="gr99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8" draw:text-style-name="P3" draw:layer="layout" svg:x1="14.502cm" svg:y1="9.95cm" svg:x2="14.502cm" svg:y2="7.2cm">
          <text:p/>
        </draw:line>
        <draw:line draw:style-name="gr99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8" draw:text-style-name="P3" draw:layer="layout" svg:x1="14.502cm" svg:y1="13.85cm" svg:x2="14.502cm" svg:y2="11.1cm">
          <text:p/>
        </draw:line>
        <draw:line draw:style-name="gr99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8" draw:text-style-name="P3" draw:layer="layout" svg:x1="14.502cm" svg:y1="21.85cm" svg:x2="14.502cm" svg:y2="19.1cm">
          <text:p/>
        </draw:line>
        <draw:line draw:style-name="gr99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8" draw:text-style-name="P3" draw:layer="layout" svg:x1="2.502cm" svg:y1="21.85cm" svg:x2="2.502cm" svg:y2="19.1cm">
          <text:p/>
        </draw:line>
        <draw:line draw:style-name="gr99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8" draw:text-style-name="P3" draw:layer="layout" svg:x1="2.502cm" svg:y1="17.75cm" svg:x2="2.502cm" svg:y2="15cm">
          <text:p/>
        </draw:line>
        <draw:line draw:style-name="gr99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8" draw:text-style-name="P3" draw:layer="layout" svg:x1="9.502cm" svg:y1="21.85cm" svg:x2="9.502cm" svg:y2="19.1cm">
          <text:p/>
        </draw:line>
        <draw:line draw:style-name="gr99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8" draw:text-style-name="P3" draw:layer="layout" svg:x1="12.803cm" svg:y1="17.85cm" svg:x2="12.803cm" svg:y2="15.1cm">
          <text:p/>
        </draw:line>
        <draw:line draw:style-name="gr99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8" draw:text-style-name="P3" draw:layer="layout" svg:x1="17.502cm" svg:y1="4.95cm" svg:x2="17.502cm" svg:y2="2.2cm">
          <text:p/>
        </draw:line>
        <draw:line draw:style-name="gr99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00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1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101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2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5cm" svg:y1="16.45cm" svg:x2="3.75cm" svg:y2="16.45cm">
          <text:p/>
        </draw:line>
        <draw:line draw:style-name="gr79" draw:text-style-name="P3" draw:layer="layout" svg:x1="3.65cm" svg:y1="17.7cm" svg:x2="3.65cm" svg:y2="16.4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3.382cm" svg:y1="17.801cm" svg:x2="13.369cm" svg:y2="16cm">
          <text:p/>
        </draw:line>
        <draw:line draw:style-name="gr79" draw:text-style-name="P3" draw:layer="layout" svg:x1="2.5cm" svg:y1="9.037cm" svg:x2="4.001cm" svg:y2="9.013cm">
          <text:p/>
        </draw:line>
        <draw:line draw:style-name="gr79" draw:text-style-name="P3" draw:layer="layout" svg:x1="2.6cm" svg:y1="12.038cm" svg:x2="4.001cm" svg:y2="12.012cm">
          <text:p/>
        </draw:line>
        <draw:line draw:style-name="gr79" draw:text-style-name="P3" draw:layer="layout" svg:x1="2.5cm" svg:y1="12.85cm" svg:x2="3.25cm" svg:y2="12.85cm">
          <text:p/>
        </draw:line>
        <draw:line draw:style-name="gr79" draw:text-style-name="P3" draw:layer="layout" svg:x1="7.6cm" svg:y1="12.15cm" svg:x2="8.85cm" svg:y2="12.15cm">
          <text:p/>
        </draw:line>
        <draw:line draw:style-name="gr79" draw:text-style-name="P3" draw:layer="layout" svg:x1="7.5cm" svg:y1="12.85cm" svg:x2="8.25cm" svg:y2="12.85cm">
          <text:p/>
        </draw:lin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3.25cm" svg:y1="21.8cm" svg:x2="3.25cm" svg:y2="20.55cm">
          <text:p/>
        </draw:line>
        <draw:line draw:style-name="gr79" draw:text-style-name="P3" draw:layer="layout" svg:x1="2.497cm" svg:y1="21.097cm" svg:x2="3.254cm" svg:y2="21.105cm">
          <text:p/>
        </draw:line>
        <draw:line draw:style-name="gr79" draw:text-style-name="P3" draw:layer="layout" svg:x1="9.5cm" svg:y1="20.034cm" svg:x2="11.251cm" svg:y2="20.01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3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8" draw:text-style-name="P3" draw:layer="layout" svg:x1="17.403cm" svg:y1="17.85cm" svg:x2="17.403cm" svg:y2="15.1cm">
          <text:p/>
        </draw:line>
        <draw:line draw:style-name="gr99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17.4cm" svg:y1="16.55cm" svg:x2="18.65cm" svg:y2="16.55cm">
          <text:p/>
        </draw:line>
        <draw:line draw:style-name="gr79" draw:text-style-name="P3" draw:layer="layout" svg:x1="18.55cm" svg:y1="17.8cm" svg:x2="18.55cm" svg:y2="16.55cm">
          <text:p/>
        </draw:line>
        <draw:line draw:style-name="gr79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4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5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6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7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9" draw:text-style-name="P3" draw:layer="layout" svg:x1="12.75cm" svg:y1="16.6cm" svg:x2="14.45cm" svg:y2="16.6cm">
          <text:p/>
        </draw:line>
        <draw:line draw:style-name="gr79" draw:text-style-name="P3" draw:layer="layout" svg:x1="17.4cm" svg:y1="16.6cm" svg:x2="19.15cm" svg:y2="16.6cm">
          <text:p/>
        </draw:line>
        <draw:frame draw:style-name="gr108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9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10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9" draw:text-style-name="P3" draw:layer="layout" svg:x1="2.5cm" svg:y1="20cm" svg:x2="3.25cm" svg:y2="20cm">
          <text:p/>
        </draw:line>
        <draw:custom-shape draw:style-name="gr111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2" draw:text-style-name="P3" draw:layer="layout" svg:x1="4.5cm" svg:y1="19.5cm" svg:x2="3.5cm" svg:y2="20.25cm">
          <text:p/>
        </draw:line>
        <draw:frame draw:style-name="gr113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9" draw:text-style-name="P3" draw:layer="layout" svg:x1="14.466cm" svg:y1="17.801cm" svg:x2="14.485cm" svg:y2="16cm">
          <text:p/>
        </draw:line>
        <draw:line draw:style-name="gr79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8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9" draw:text-style-name="P3" draw:layer="layout" svg:x1="1.8cm" svg:y1="25.35cm" svg:x2="3.05cm" svg:y2="25.4cm">
          <text:p/>
        </draw:line>
        <draw:custom-shape draw:style-name="gr114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5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8" draw:text-style-name="P3" draw:layer="layout" svg:x1="6.403cm" svg:y1="26.35cm" svg:x2="6.403cm" svg:y2="23.6cm">
          <text:p/>
        </draw:line>
        <draw:line draw:style-name="gr99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6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2.601cm" svg:y1="8.317cm" svg:x2="3.101cm" svg:y2="8.309cm">
          <text:p/>
        </draw:line>
        <draw:line draw:style-name="gr79" draw:text-style-name="P3" draw:layer="layout" svg:x1="7.5cm" svg:y1="8.277cm" svg:x2="8.5cm" svg:y2="8.267cm">
          <text:p/>
        </draw:line>
        <draw:line draw:style-name="gr79" draw:text-style-name="P3" draw:layer="layout" svg:x1="14.499cm" svg:y1="8.266cm" svg:x2="15cm" svg:y2="8.263cm">
          <text:p/>
        </draw:line>
        <draw:line draw:style-name="gr79" draw:text-style-name="P3" draw:layer="layout" svg:x1="14.5cm" svg:y1="9.028cm" svg:x2="15.751cm" svg:y2="9.022cm">
          <text:p/>
        </draw:line>
        <draw:line draw:style-name="gr79" draw:text-style-name="P3" draw:layer="layout" svg:x1="14.6cm" svg:y1="12.15cm" svg:x2="15.85cm" svg:y2="12.15cm">
          <text:p/>
        </draw:line>
        <draw:line draw:style-name="gr79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9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7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8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9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20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7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2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2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2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9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3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3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9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9" draw:text-style-name="P3" draw:layer="layout" svg:x1="14.5cm" svg:y1="21.034cm" svg:x2="16.251cm" svg:y2="21.015cm">
          <text:p/>
        </draw:line>
        <draw:line draw:style-name="gr79" draw:text-style-name="P3" draw:layer="layout" svg:x1="11.197cm" svg:y1="21.802cm" svg:x2="11.203cm" svg:y2="19.999cm">
          <text:p/>
        </draw:line>
        <draw:line draw:style-name="gr79" draw:text-style-name="P3" draw:layer="layout" svg:x1="15.197cm" svg:y1="21.999cm" svg:x2="15.206cm" svg:y2="20.999cm">
          <text:p/>
        </draw:line>
        <draw:line draw:style-name="gr79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4" draw:text-style-name="P3" draw:layer="layout" svg:x1="2.55cm" svg:y1="20cm" svg:x2="2.55cm" svg:y2="21cm">
          <text:p/>
        </draw:line>
        <draw:frame draw:style-name="gr113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2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8" draw:text-style-name="P3" draw:layer="layout" svg:x1="17.503cm" svg:y1="4.95cm" svg:x2="17.503cm" svg:y2="2.2cm">
          <text:p/>
        </draw:line>
        <draw:line draw:style-name="gr99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00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3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4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0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100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5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8" draw:text-style-name="P3" draw:layer="layout" svg:x1="2.301cm" svg:y1="10.05cm" svg:x2="2.301cm" svg:y2="7.3cm">
          <text:p/>
        </draw:line>
        <draw:line draw:style-name="gr99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8" draw:text-style-name="P3" draw:layer="layout" svg:x1="2.301cm" svg:y1="13.95cm" svg:x2="2.301cm" svg:y2="11.2cm">
          <text:p/>
        </draw:line>
        <draw:line draw:style-name="gr99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8" draw:text-style-name="P3" draw:layer="layout" svg:x1="7.302cm" svg:y1="10.05cm" svg:x2="7.302cm" svg:y2="7.3cm">
          <text:p/>
        </draw:line>
        <draw:line draw:style-name="gr99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8" draw:text-style-name="P3" draw:layer="layout" svg:x1="14.303cm" svg:y1="10.05cm" svg:x2="14.303cm" svg:y2="7.3cm">
          <text:p/>
        </draw:line>
        <draw:line draw:style-name="gr99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8" draw:text-style-name="P3" draw:layer="layout" svg:x1="14.303cm" svg:y1="13.95cm" svg:x2="14.303cm" svg:y2="11.2cm">
          <text:p/>
        </draw:line>
        <draw:line draw:style-name="gr99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01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9" draw:text-style-name="P3" draw:layer="layout" svg:x1="2.301cm" svg:y1="8.85cm" svg:x2="3.551cm" svg:y2="8.85cm">
          <text:p/>
        </draw:line>
        <draw:line draw:style-name="gr79" draw:text-style-name="P3" draw:layer="layout" svg:x1="2.301cm" svg:y1="9.55cm" svg:x2="4.051cm" svg:y2="9.55cm">
          <text:p/>
        </draw:line>
        <draw:line draw:style-name="gr79" draw:text-style-name="P3" draw:layer="layout" svg:x1="2.401cm" svg:y1="12.25cm" svg:x2="3.651cm" svg:y2="12.25cm">
          <text:p/>
        </draw:line>
        <draw:line draw:style-name="gr79" draw:text-style-name="P3" draw:layer="layout" svg:x1="2.301cm" svg:y1="12.95cm" svg:x2="3.051cm" svg:y2="12.95cm">
          <text:p/>
        </draw:line>
        <draw:line draw:style-name="gr79" draw:text-style-name="P3" draw:layer="layout" svg:x1="7.301cm" svg:y1="8.75cm" svg:x2="8.551cm" svg:y2="8.75cm">
          <text:p/>
        </draw:line>
        <draw:line draw:style-name="gr79" draw:text-style-name="P3" draw:layer="layout" svg:x1="7.301cm" svg:y1="9.15cm" svg:x2="9.051cm" svg:y2="9.15cm">
          <text:p/>
        </draw:line>
        <draw:line draw:style-name="gr79" draw:text-style-name="P3" draw:layer="layout" svg:x1="14.401cm" svg:y1="8.75cm" svg:x2="15.651cm" svg:y2="8.75cm">
          <text:p/>
        </draw:line>
        <draw:line draw:style-name="gr79" draw:text-style-name="P3" draw:layer="layout" svg:x1="14.401cm" svg:y1="9.45cm" svg:x2="16.151cm" svg:y2="9.45cm">
          <text:p/>
        </draw:line>
        <draw:line draw:style-name="gr79" draw:text-style-name="P3" draw:layer="layout" svg:x1="14.298cm" svg:y1="12.075cm" svg:x2="16.004cm" svg:y2="12.075cm">
          <text:p/>
        </draw:line>
        <draw:line draw:style-name="gr79" draw:text-style-name="P3" draw:layer="layout" svg:x1="14.249cm" svg:y1="13.021cm" svg:x2="15.057cm" svg:y2="13.029cm">
          <text:p/>
        </draw:line>
        <draw:frame draw:style-name="gr126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9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7" draw:text-style-name="P3" draw:layer="layout" svg:x1="3.039cm" svg:y1="23.558cm" svg:x2="9.296cm" svg:y2="23.558cm">
          <text:p/>
        </draw:line>
        <draw:line draw:style-name="gr128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9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30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31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2" draw:text-style-name="P3" draw:layer="layout" svg:x1="4.493cm" svg:y1="23.557cm" svg:x2="4.493cm" svg:y2="20.484cm">
          <text:p/>
        </draw:line>
        <draw:custom-shape draw:style-name="gr133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12.039cm" svg:y1="23.759cm" svg:x2="18.296cm" svg:y2="23.759cm">
          <text:p/>
        </draw:line>
        <draw:line draw:style-name="gr128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30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4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101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4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4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2" draw:text-style-name="P3" draw:layer="layout" svg:x1="13.493cm" svg:y1="23.757cm" svg:x2="13.493cm" svg:y2="20.684cm">
          <text:p/>
        </draw:line>
        <draw:line draw:style-name="gr131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9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9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9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5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9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3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6" draw:text-style-name="P3" draw:layer="layout" svg:x1="17cm" svg:y1="15.5cm" svg:x2="15.05cm" svg:y2="15.95cm">
          <text:p/>
        </draw:line>
        <draw:line draw:style-name="gr136" draw:text-style-name="P3" draw:layer="layout" svg:x1="17.5cm" svg:y1="17cm" svg:x2="15.05cm" svg:y2="16.489cm">
          <text:p/>
        </draw:line>
        <draw:line draw:style-name="gr136" draw:text-style-name="P3" draw:layer="layout" svg:x1="11cm" svg:y1="17.25cm" svg:x2="12.25cm" svg:y2="17.047cm">
          <text:p/>
        </draw:line>
        <draw:frame draw:style-name="gr137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9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8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9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31" draw:text-style-name="P3" draw:layer="layout" svg:x1="12.039cm" svg:y1="21.536cm" svg:x2="13.603cm" svg:y2="21.536cm">
          <text:p/>
        </draw:line>
        <draw:frame draw:style-name="gr139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40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41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2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3" draw:text-style-name="P3" draw:layer="layout" svg:x1="15.75cm" svg:y1="21.45cm" svg:x2="13.75cm" svg:y2="21cm">
          <text:p/>
        </draw:line>
        <draw:custom-shape draw:style-name="gr111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1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4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4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8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7" draw:text-style-name="P3" draw:layer="layout" svg:x1="12.768cm" svg:y1="23.848cm" svg:x2="19.025cm" svg:y2="23.848cm">
          <text:p/>
        </draw:line>
        <draw:line draw:style-name="gr128" draw:text-style-name="P3" draw:layer="layout" svg:x1="12.767cm" svg:y1="23.849cm" svg:x2="12.767cm" svg:y2="19.099cm">
          <text:p/>
        </draw:line>
        <draw:frame draw:style-name="gr149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11.897cm" svg:y="19.659cm">
          <draw:text-box>
            <text:p/>
          </draw:text-box>
        </draw:frame>
        <draw:line draw:style-name="gr131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51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2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4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5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7" draw:text-style-name="P3" draw:layer="layout" svg:x1="4.49cm" svg:y1="23.85cm" svg:x2="10.747cm" svg:y2="23.85cm">
          <text:p/>
        </draw:line>
        <draw:line draw:style-name="gr128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9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31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2" draw:text-style-name="P3" draw:layer="layout" svg:x1="6.089cm" svg:y1="23.849cm" svg:x2="6.089cm" svg:y2="20.777cm">
          <text:p/>
        </draw:line>
        <draw:custom-shape draw:style-name="gr151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2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6" draw:text-style-name="P3" draw:layer="layout" svg:x1="14.8cm" svg:y1="8.8cm" svg:x2="8.197cm" svg:y2="14.812cm">
          <text:p/>
        </draw:line>
        <draw:line draw:style-name="gr156" draw:text-style-name="P3" draw:layer="layout" svg:x1="18.717cm" svg:y1="11.177cm" svg:x2="15.159cm" svg:y2="14.812cm">
          <text:p/>
        </draw:line>
        <draw:line draw:style-name="gr157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2" draw:text-style-name="P3" draw:layer="layout" svg:x1="13.669cm" svg:y1="23.857cm" svg:x2="13.694cm" svg:y2="21.715cm">
          <text:p/>
        </draw:line>
        <draw:frame draw:style-name="gr158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8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69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4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4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4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9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4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6" draw:text-style-name="P3" draw:layer="layout" svg:x1="15.601cm" svg:y1="8.8cm" svg:x2="8.998cm" svg:y2="14.812cm">
          <text:p/>
        </draw:line>
        <draw:frame draw:style-name="gr160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61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2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51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3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3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6" draw:text-style-name="P3" draw:layer="layout" svg:x1="5.25cm" svg:y1="14cm" svg:x2="8.75cm" svg:y2="12cm">
          <text:p/>
        </draw:line>
        <draw:line draw:style-name="gr156" draw:text-style-name="P3" draw:layer="layout" svg:x1="13.65cm" svg:y1="12.3cm" svg:x2="11.75cm" svg:y2="13.5cm">
          <text:p/>
        </draw:line>
        <draw:custom-shape draw:style-name="gr164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3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5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5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5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6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6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7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5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8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0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71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8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2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3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4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5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6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7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7" draw:text-style-name="P3" draw:layer="layout" svg:x1="14.385cm" svg:y1="26.305cm" svg:x2="19.659cm" svg:y2="26.373cm">
          <text:p/>
        </draw:line>
        <draw:line draw:style-name="gr128" draw:text-style-name="P3" draw:layer="layout" svg:x1="14.361cm" svg:y1="26.375cm" svg:x2="14.31cm" svg:y2="22.282cm">
          <text:p/>
        </draw:line>
        <draw:frame draw:style-name="gr150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31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2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9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7.986cm" svg:y1="26.306cm" svg:x2="13.26cm" svg:y2="26.374cm">
          <text:p/>
        </draw:line>
        <draw:line draw:style-name="gr128" draw:text-style-name="P3" draw:layer="layout" svg:x1="7.962cm" svg:y1="26.376cm" svg:x2="7.911cm" svg:y2="22.283cm">
          <text:p/>
        </draw:line>
        <draw:frame draw:style-name="gr150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2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9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2.086cm" svg:y1="26.306cm" svg:x2="7.36cm" svg:y2="26.374cm">
          <text:p/>
        </draw:line>
        <draw:line draw:style-name="gr128" draw:text-style-name="P3" draw:layer="layout" svg:x1="2.062cm" svg:y1="26.376cm" svg:x2="2.011cm" svg:y2="22.283cm">
          <text:p/>
        </draw:line>
        <draw:frame draw:style-name="gr150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2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9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9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6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78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5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9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80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81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2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69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3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7" draw:text-style-name="P3" draw:layer="layout" svg:x1="3.028cm" svg:y1="14.061cm" svg:x2="7.046cm" svg:y2="14.061cm">
          <text:p/>
        </draw:line>
        <draw:line draw:style-name="gr128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4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2" draw:text-style-name="P3" draw:layer="layout" svg:x1="3.961cm" svg:y1="14.059cm" svg:x2="3.961cm" svg:y2="12.131cm">
          <text:p/>
        </draw:line>
        <draw:line draw:style-name="gr131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5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6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7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31" draw:text-style-name="P3" draw:layer="layout" svg:x1="3.028cm" svg:y1="12.666cm" svg:x2="4.032cm" svg:y2="12.666cm">
          <text:p/>
        </draw:line>
        <draw:frame draw:style-name="gr188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3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31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2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2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2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2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2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2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9" draw:text-style-name="P3" draw:layer="layout" svg:x1="8.5cm" svg:y1="14.65cm" svg:x2="14cm" svg:y2="14.65cm">
          <text:p/>
        </draw:line>
        <draw:line draw:style-name="gr190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91" draw:text-style-name="P55" draw:layer="layout" svg:x1="10cm" svg:y1="14.5cm" svg:x2="10.081cm" svg:y2="13.24cm">
          <text:p text:style-name="P10"><text:span text:style-name="T1">c</text:span></text:p>
        </draw:line>
        <draw:line draw:style-name="gr191" draw:text-style-name="P55" draw:layer="layout" svg:x1="8.329cm" svg:y1="13.253cm" svg:x2="10cm" svg:y2="13.25cm">
          <text:p text:style-name="P10"><text:span text:style-name="T1">c</text:span></text:p>
        </draw:line>
        <draw:frame draw:style-name="gr192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9" draw:text-style-name="P3" draw:layer="layout" svg:x1="8.5cm" svg:y1="20.55cm" svg:x2="14cm" svg:y2="20.55cm">
          <text:p/>
        </draw:line>
        <draw:line draw:style-name="gr190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91" draw:text-style-name="P55" draw:layer="layout" svg:x1="9.5cm" svg:y1="20.4cm" svg:x2="9.5cm" svg:y2="18.75cm">
          <text:p text:style-name="P10"><text:span text:style-name="T1">c</text:span></text:p>
        </draw:line>
        <draw:line draw:style-name="gr191" draw:text-style-name="P55" draw:layer="layout" svg:x1="8.329cm" svg:y1="18.553cm" svg:x2="9.5cm" svg:y2="18.55cm">
          <text:p text:style-name="P10"><text:span text:style-name="T1">c</text:span></text:p>
        </draw:line>
        <draw:frame draw:style-name="gr192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3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9" draw:text-style-name="P3" draw:layer="layout" svg:x1="8.5cm" svg:y1="26.125cm" svg:x2="14cm" svg:y2="26.125cm">
          <text:p/>
        </draw:line>
        <draw:line draw:style-name="gr190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3" draw:text-style-name="P55" draw:layer="layout" svg:x1="9.5cm" svg:y1="26.175cm" svg:x2="9.5cm" svg:y2="22.75cm">
          <text:p text:style-name="P10"><text:span text:style-name="T1">c</text:span></text:p>
        </draw:line>
        <draw:line draw:style-name="gr191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4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5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6" draw:text-style-name="P3" draw:layer="layout" svg:x1="15cm" svg:y1="18.55cm" svg:x2="17.25cm" svg:y2="18.55cm">
          <text:p/>
        </draw:line>
        <draw:line draw:style-name="gr197" draw:text-style-name="P3" draw:layer="layout" svg:x1="15cm" svg:y1="18.55cm" svg:x2="15cm" svg:y2="17.05cm">
          <text:p/>
        </draw:line>
        <draw:line draw:style-name="gr196" draw:text-style-name="P3" draw:layer="layout" svg:x1="14.925cm" svg:y1="20.925cm" svg:x2="17.175cm" svg:y2="20.925cm">
          <text:p/>
        </draw:line>
        <draw:line draw:style-name="gr197" draw:text-style-name="P3" draw:layer="layout" svg:x1="14.925cm" svg:y1="20.925cm" svg:x2="14.925cm" svg:y2="19.425cm">
          <text:p/>
        </draw:line>
        <draw:line draw:style-name="gr196" draw:text-style-name="P3" draw:layer="layout" svg:x1="14.925cm" svg:y1="23.125cm" svg:x2="17.175cm" svg:y2="23.125cm">
          <text:p/>
        </draw:line>
        <draw:line draw:style-name="gr197" draw:text-style-name="P3" draw:layer="layout" svg:x1="14.925cm" svg:y1="23.125cm" svg:x2="14.925cm" svg:y2="21.625cm">
          <text:p/>
        </draw:lin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2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2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2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2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9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9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200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0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9" draw:text-style-name="P3" draw:layer="layout" svg:x1="1.501cm" svg:y1="6.95cm" svg:x2="3.251cm" svg:y2="6.95cm">
          <text:p/>
        </draw:line>
        <draw:line draw:style-name="gr79" draw:text-style-name="P3" draw:layer="layout" svg:x1="7.601cm" svg:y1="7.05cm" svg:x2="9.351cm" svg:y2="7.05cm">
          <text:p/>
        </draw:line>
        <draw:line draw:style-name="gr79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200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5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9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9" draw:text-style-name="P3" draw:layer="layout" svg:x1="15.144cm" svg:y1="8.753cm" svg:x2="15.158cm" svg:y2="7.897cm">
          <text:p/>
        </draw:line>
        <draw:line draw:style-name="gr79" draw:text-style-name="P3" draw:layer="layout" svg:x1="15.776cm" svg:y1="8.651cm" svg:x2="15.776cm" svg:y2="7.3cm">
          <text:p/>
        </draw:line>
        <draw:line draw:style-name="gr79" draw:text-style-name="P3" draw:layer="layout" svg:x1="17.544cm" svg:y1="8.653cm" svg:x2="17.558cm" svg:y2="7.797cm">
          <text:p/>
        </draw:line>
        <draw:line draw:style-name="gr79" draw:text-style-name="P3" draw:layer="layout" svg:x1="16.876cm" svg:y1="8.652cm" svg:x2="16.876cm" svg:y2="7.301cm">
          <text:p/>
        </draw:line>
        <draw:line draw:style-name="gr79" draw:text-style-name="P3" draw:layer="layout" svg:x1="8.144cm" svg:y1="8.653cm" svg:x2="8.158cm" svg:y2="7.797cm">
          <text:p/>
        </draw:line>
        <draw:line draw:style-name="gr79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201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201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15T15:58:45.928427489</dc:date>
    <meta:editing-duration>P5DT3H45M33S</meta:editing-duration>
    <meta:editing-cycles>479</meta:editing-cycles>
    <meta:generator>LibreOffice/7.6.3.2$Linux_X86_64 LibreOffice_project/60$Build-2</meta:generator>
    <meta:print-date>2023-11-14T11:35:30.738732036</meta:print-date>
    <meta:printed-by>PDF files</meta:printed-by>
    <meta:document-statistic meta:object-count="2096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i>c</mi>
    <annotation encoding="StarMath 5.0">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8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6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94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i>N</mi>
    <annotation encoding="StarMath 5.0">N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30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i>E</mi>
    <annotation encoding="StarMath 5.0">E</annotation>
  </semantics>
</math>
</file>

<file path=Object 837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